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40000029182AB73D4844B16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6.756cm" fo:min-width="6.506cm" fo:padding-top="0.15cm" fo:padding-bottom="0.15cm" fo:padding-left="0.275cm" fo:padding-right="0.275cm"/>
    </style:style>
    <style:style style:name="gr3" style:family="graphic" style:parent-style-name="standard">
      <style:graphic-properties svg:stroke-color="#cc00cc" draw:fill-color="#cc00cc" draw:textarea-horizontal-align="justify" draw:textarea-vertical-align="middle" draw:auto-grow-height="false" fo:min-height="0.227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3cm" svg:height="15.671cm" svg:x="0.005cm" svg:y="-0.007cm">
          <draw:image xlink:href="Pictures/10000000000002940000029182AB73D4844B16EE.png" xlink:type="simple" xlink:show="embed" xlink:actuate="onLoad">
            <text:p/>
          </draw:image>
        </draw:frame>
        <draw:custom-shape draw:style-name="gr2" draw:text-style-name="P2" draw:layer="layout" svg:width="9.906cm" svg:height="9.906cm" svg:x="3.04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27cm" svg:height="0.889cm" draw:transform="rotate (0.785398163397448) translate (3.556cm 4.95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27cm" svg:height="0.889cm" draw:transform="rotate (0.785398163397448) translate (2.794cm 7.49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27cm" svg:height="0.889cm" draw:transform="rotate (0.785398163397448) translate (1.073cm 9.72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27cm" svg:height="0.889cm" draw:transform="rotate (0.785398163397448) translate (2.343cm 10.9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27cm" svg:height="0.889cm" draw:transform="rotate (0.785398163397448) translate (5.391cm 13.03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27cm" svg:height="0.889cm" draw:transform="rotate (0.785398163397448) translate (3.81cm 8.0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font-size="20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fo:font-size="17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4.8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4.8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4.8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4.8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4.8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4.8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8cm" fo:page-height="15.5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127cm" svg:height="7.047cm" svg:x="2.083cm" svg:y="2.397cm"/>
      <draw:page-thumbnail draw:layer="backgroundobjects" svg:width="7.127cm" svg:height="7.047cm" svg:x="2.083cm" svg:y="10.445cm"/>
      <draw:page-thumbnail draw:layer="backgroundobjects" svg:width="7.127cm" svg:height="7.047cm" svg:x="2.083cm" svg:y="18.493cm"/>
      <draw:page-thumbnail draw:layer="backgroundobjects" svg:width="7.127cm" svg:height="7.047cm" svg:x="12.378cm" svg:y="2.397cm"/>
      <draw:page-thumbnail draw:layer="backgroundobjects" svg:width="7.127cm" svg:height="7.047cm" svg:x="12.378cm" svg:y="10.445cm"/>
      <draw:page-thumbnail draw:layer="backgroundobjects" svg:width="7.127cm" svg:height="7.047cm" svg:x="12.378cm" svg:y="18.493cm"/>
    </style:handout-master>
    <style:master-page style:name="Default" style:page-layout-name="PM1" draw:style-name="Mdp1">
      <draw:frame presentation:style-name="Default-title" draw:layer="backgroundobjects" svg:width="14.173cm" svg:height="2.599cm" svg:x="0.787cm" svg:y="0.62cm" presentation:class="title" presentation:placeholder="true">
        <draw:text-box/>
      </draw:frame>
      <draw:frame presentation:style-name="Default-outline1" draw:layer="backgroundobjects" svg:width="14.173cm" svg:height="9.03cm" svg:x="0.787cm" svg:y="3.643cm" presentation:class="outline" presentation:placeholder="true">
        <draw:text-box/>
      </draw:frame>
      <draw:frame presentation:style-name="Mpr1" draw:text-style-name="MP2" draw:layer="backgroundobjects" svg:width="3.669cm" svg:height="1.074cm" svg:x="0.787cm" svg:y="14.18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074cm" svg:x="5.385cm" svg:y="14.18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074cm" svg:x="11.291cm" svg:y="14.18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22:46:06.469703743</meta:creation-date>
    <dc:date>2017-05-13T22:49:04.482927140</dc:date>
    <meta:editing-duration>PT2M58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